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default-cell-style-name="ce20"/>
        <table:table-column table:style-name="co1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:.F3])" office:value-type="float" office:value="38000" calcext:value-type="float">
            <text:p>38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Անժելա</text:p>
          </table:table-cell>
          <table:table-cell/>
          <table:table-cell table:formula="of:=SUM([.J2];[.J38];[.J39];[.J40];[.J41])" office:value-type="float" office:value="52700" calcext:value-type="float">
            <text:p>527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Արմենուհի</text:p>
          </table:table-cell>
          <table:table-cell/>
          <table:table-cell table:formula="of:=SUM([.G3])" office:value-type="float" office:value="38000" calcext:value-type="float">
            <text:p>3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[.K4]-[.K5]" office:value-type="float" office:value="14700" calcext:value-type="float">
            <text:p>14700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1131.97802197802" calcext:value-type="float">
            <text:p>1131.978021978</text:p>
          </table:table-cell>
          <table:table-cell office:value-type="string" calcext:value-type="string">
            <text:p>Արեգ</text:p>
          </table:table-cell>
          <table:table-cell office:value-type="float" office:value="18600" calcext:value-type="float">
            <text:p>186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527.81135531136" calcext:value-type="float">
            <text:p>1527.8113553114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4200" calcext:value-type="float">
            <text:p>42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527.81135531136" calcext:value-type="float">
            <text:p>1527.8113553114</text:p>
          </table:table-cell>
          <table:table-cell table:style-name="ce40" office:value-type="string" calcext:value-type="string">
            <text:p>Նանե</text:p>
          </table:table-cell>
          <table:table-cell table:style-name="ce63" office:value-type="float" office:value="-3070" calcext:value-type="float">
            <text:p>-307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3000" calcext:value-type="float">
            <text:p>30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table:number-columns-repeated="2"/>
          <table:table-cell table:formula="of:=SUM([.C34:.F34])" office:value-type="float" office:value="1131.97802197802" calcext:value-type="float">
            <text:p>1131.978021978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B34:.F34])" office:value-type="float" office:value="1527.81135531136" calcext:value-type="float">
            <text:p>1527.8113553114</text:p>
          </table:table-cell>
          <table:table-cell table:style-name="ce40" office:value-type="string" calcext:value-type="string">
            <text:p>Սարգիս</text:p>
          </table:table-cell>
          <table:table-cell table:style-name="ce60"/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table:formula="of:=SUM([.C34:.F34])" office:value-type="float" office:value="1131.97802197802" calcext:value-type="float">
            <text:p>1131.978021978</text:p>
          </table:table-cell>
          <table:table-cell table:style-name="ce40" office:value-type="string" calcext:value-type="string">
            <text:p>Գենա</text:p>
          </table:table-cell>
          <table:table-cell table:style-name="Default"/>
          <table:table-cell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326.666666666667" calcext:value-type="float">
            <text:p>326.6666666667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 table:number-columns-repeated="4"/>
          <table:table-cell table:formula="of:=SUM([.B34];[.D34];[.E34];[.F34])" office:value-type="float" office:value="1170.11904761905" calcext:value-type="float">
            <text:p>1170.1190476191</text:p>
          </table:table-cell>
          <table:table-cell office:value-type="string" calcext:value-type="string">
            <text:p>Սերյոժա</text:p>
          </table:table-cell>
          <table:table-cell table:style-name="ce56"/>
          <table:table-cell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Մհեր</text:p>
          </table:table-cell>
          <table:table-cell table:style-name="ce61"/>
          <table:table-cell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Դավիթ</text:p>
          </table:table-cell>
          <table:table-cell table:style-name="ce61"/>
          <table:table-cell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527.81135531136" calcext:value-type="float">
            <text:p>1527.8113553114</text:p>
          </table:table-cell>
          <table:table-cell table:style-name="ce40" office:value-type="string" calcext:value-type="string">
            <text:p>Տարոն</text:p>
          </table:table-cell>
          <table:table-cell table:style-name="ce58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9700" calcext:value-type="float">
            <text:p>9700</text:p>
          </table:table-cell>
          <table:table-cell/>
        </table:table-row>
        <table:table-row table:style-name="ro12">
          <table:table-cell table:number-columns-repeated="7"/>
          <table:table-cell table:formula="of:=SUM([.B34];[.C34];[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Տաթև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Մովսե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34])"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61"/>
          <table:table-cell/>
        </table:table-row>
        <table:table-row table:style-name="ro12">
          <table:table-cell table:number-columns-repeated="7"/>
          <table:table-cell table:formula="of:=SUM([.D34])" office:value-type="float" office:value="326.666666666667" calcext:value-type="float">
            <text:p>326.666666666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2650" calcext:value-type="float">
            <text:p>2650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table:style-name="Default" office:value-type="string" calcext:value-type="string">
            <text:p>Edgar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table:style-name="Default" office:value-type="string" calcext:value-type="string">
            <text:p>Hasmik K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table:style-name="Default" office:value-type="string" calcext:value-type="string">
            <text:p>Smbat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080.19230769231" calcext:value-type="float">
            <text:p>1080.1923076923</text:p>
          </table:table-cell>
          <table:table-cell table:style-name="Default" office:value-type="string" calcext:value-type="string">
            <text:p>Ani</text:p>
          </table:table-cell>
          <table:table-cell table:style-name="ce58" office:value-type="float" office:value="6300" calcext:value-type="float">
            <text:p>6300</text:p>
          </table:table-cell>
          <table:table-cell/>
        </table:table-row>
        <table:table-row table:style-name="ro12">
          <table:table-cell table:number-columns-repeated="7"/>
          <table:table-cell table:formula="of:=SUM([.B34];[.C34];[.D34])" office:value-type="float" office:value="1080.19230769231" calcext:value-type="float">
            <text:p>1080.1923076923</text:p>
          </table:table-cell>
          <table:table-cell table:style-name="Default" office:value-type="string" calcext:value-type="string">
            <text:p>Araks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527.81135531136" calcext:value-type="float">
            <text:p>1527.8113553114</text:p>
          </table:table-cell>
          <table:table-cell table:style-name="Default" office:value-type="string" calcext:value-type="string">
            <text:p>Meruj</text:p>
          </table:table-cell>
          <table:table-cell table:style-name="Default"/>
          <table:table-cell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1" office:value-type="float" office:value="447.619047619048" calcext:value-type="float">
            <text:p>447.619047619</text:p>
          </table:table-cell>
          <table:table-cell table:formula="of:=[.F3]/23" office:value-type="float" office:value="0" calcext:value-type="float">
            <text:p>0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table:style-name="Default" office:value-type="string" calcext:value-type="string">
            <text:p>Tina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ce15" table:formula="of:=SUM([.H4:.H34])" office:value-type="float" office:value="38000" calcext:value-type="float">
            <text:p>38000</text:p>
          </table:table-cell>
          <table:table-cell table:style-name="ce48" office:value-type="float" office:value="3900" calcext:value-type="float">
            <text:p>3900</text:p>
          </table:table-cell>
          <table:table-cell table:style-name="Default"/>
          <table:table-cell/>
        </table:table-row>
        <table:table-row table:style-name="ro3">
          <table:table-cell table:number-columns-repeated="8"/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4:20:10.822487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2T14:20:59.767107541</dc:date>
    <meta:editing-duration>P7DT12H29M26S</meta:editing-duration>
    <meta:editing-cycles>2540</meta:editing-cycles>
    <meta:generator>LibreOffice/4.2.8.2$Linux_X86_64 LibreOffice_project/420m0$Build-2</meta:generator>
    <meta:document-statistic meta:table-count="15" meta:cell-count="6349" meta:object-count="0"/>
  </office:meta>
</office:document-meta>
</file>